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6.5025" calcext:value-type="float">
            <text:p>6,5025</text:p>
          </table:table-cell>
          <table:table-cell table:formula="of:=([.B3]-[.$D$8])^2" office:value-type="float" office:value="71.4025" calcext:value-type="float">
            <text:p>71,4025</text:p>
          </table:table-cell>
          <table:table-cell table:formula="of:=([.C3]-[.$D$8])^2" office:value-type="float" office:value="6.5025" calcext:value-type="float">
            <text:p>6,5025</text:p>
          </table:table-cell>
          <table:table-cell table:formula="of:=([.D3]-[.$D$8])^2" office:value-type="float" office:value="42.9025" calcext:value-type="float">
            <text:p>42,9025</text:p>
          </table:table-cell>
          <table:table-cell table:formula="of:=([.E3]-[.$D$8])^2" office:value-type="float" office:value="2.4025" calcext:value-type="float">
            <text:p>2,4025</text:p>
          </table:table-cell>
          <table:table-cell table:formula="of:=([.F3]-[.$D$8])^2" office:value-type="float" office:value="2.4025" calcext:value-type="float">
            <text:p>2,4025</text:p>
          </table:table-cell>
          <table:table-cell table:formula="of:=([.G3]-[.$D$8])^2" office:value-type="float" office:value="131.1025" calcext:value-type="float">
            <text:p>131,1025</text:p>
          </table:table-cell>
          <table:table-cell table:formula="of:=([.H3]-[.$D$8])^2" office:value-type="float" office:value="20.7025" calcext:value-type="float">
            <text:p>20,7025</text:p>
          </table:table-cell>
          <table:table-cell table:formula="of:=([.I3]-[.$D$8])^2" office:value-type="float" office:value="2.1025" calcext:value-type="float">
            <text:p>2,1025</text:p>
          </table:table-cell>
          <table:table-cell table:formula="of:=([.J3]-[.$D$8])^2" office:value-type="float" office:value="41.6025" calcext:value-type="float">
            <text:p>41,6025</text:p>
          </table:table-cell>
          <table:table-cell table:formula="of:=([.K3]-[.$D$8])^2" office:value-type="float" office:value="2.4025" calcext:value-type="float">
            <text:p>2,4025</text:p>
          </table:table-cell>
          <table:table-cell table:formula="of:=([.L3]-[.$D$8])^2" office:value-type="float" office:value="6.5025" calcext:value-type="float">
            <text:p>6,5025</text:p>
          </table:table-cell>
          <table:table-cell table:formula="of:=([.M3]-[.$D$8])^2" office:value-type="float" office:value="57.0025" calcext:value-type="float">
            <text:p>57,0025</text:p>
          </table:table-cell>
          <table:table-cell table:formula="of:=([.N3]-[.$D$8])^2" office:value-type="float" office:value="42.9025" calcext:value-type="float">
            <text:p>42,9025</text:p>
          </table:table-cell>
          <table:table-cell table:formula="of:=([.O3]-[.$D$8])^2" office:value-type="float" office:value="180.9025" calcext:value-type="float">
            <text:p>180,9025</text:p>
          </table:table-cell>
          <table:table-cell table:formula="of:=([.P3]-[.$D$8])^2" office:value-type="float" office:value="29.7025" calcext:value-type="float">
            <text:p>29,7025</text:p>
          </table:table-cell>
          <table:table-cell table:formula="of:=([.Q3]-[.$D$8])^2" office:value-type="float" office:value="42.9025" calcext:value-type="float">
            <text:p>42,9025</text:p>
          </table:table-cell>
          <table:table-cell table:formula="of:=([.R3]-[.$D$8])^2" office:value-type="float" office:value="0.302500000000001" calcext:value-type="float">
            <text:p>0,302500000000001</text:p>
          </table:table-cell>
          <table:table-cell table:formula="of:=([.S3]-[.$D$8])^2" office:value-type="float" office:value="2.4025" calcext:value-type="float">
            <text:p>2,4025</text:p>
          </table:table-cell>
          <table:table-cell table:formula="of:=([.T3]-[.$D$8])^2" office:value-type="float" office:value="0.302500000000001" calcext:value-type="float">
            <text:p>0,302500000000001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4.62250000000002" calcext:value-type="float">
            <text:p>4,62250000000002</text:p>
          </table:table-cell>
          <table:table-cell table:formula="of:=([.$D$9]-(150-[.B3]))^2" office:value-type="float" office:value="78.3224999999999" calcext:value-type="float">
            <text:p>78,3224999999999</text:p>
          </table:table-cell>
          <table:table-cell table:formula="of:=([.$D$9]-(150-[.C3]))^2" office:value-type="float" office:value="4.62250000000002" calcext:value-type="float">
            <text:p>4,62250000000002</text:p>
          </table:table-cell>
          <table:table-cell table:formula="of:=([.$D$9]-(150-[.D3]))^2" office:value-type="float" office:value="37.8225000000001" calcext:value-type="float">
            <text:p>37,8225000000001</text:p>
          </table:table-cell>
          <table:table-cell table:formula="of:=([.$D$9]-(150-[.E3]))^2" office:value-type="float" office:value="1.32250000000001" calcext:value-type="float">
            <text:p>1,32250000000001</text:p>
          </table:table-cell>
          <table:table-cell table:formula="of:=([.$D$9]-(150-[.F3]))^2" office:value-type="float" office:value="1.32250000000001" calcext:value-type="float">
            <text:p>1,32250000000001</text:p>
          </table:table-cell>
          <table:table-cell table:formula="of:=([.$D$9]-(150-[.G3]))^2" office:value-type="float" office:value="140.4225" calcext:value-type="float">
            <text:p>140,4225</text:p>
          </table:table-cell>
          <table:table-cell table:formula="of:=([.$D$9]-(150-[.H3]))^2" office:value-type="float" office:value="17.2225" calcext:value-type="float">
            <text:p>17,2225</text:p>
          </table:table-cell>
          <table:table-cell table:formula="of:=([.$D$9]-(150-[.I3]))^2" office:value-type="float" office:value="3.42249999999998" calcext:value-type="float">
            <text:p>3,42249999999998</text:p>
          </table:table-cell>
          <table:table-cell table:formula="of:=([.$D$9]-(150-[.J3]))^2" office:value-type="float" office:value="46.9224999999999" calcext:value-type="float">
            <text:p>46,9224999999999</text:p>
          </table:table-cell>
          <table:table-cell table:formula="of:=([.$D$9]-(150-[.K3]))^2" office:value-type="float" office:value="1.32250000000001" calcext:value-type="float">
            <text:p>1,32250000000001</text:p>
          </table:table-cell>
          <table:table-cell table:formula="of:=([.$D$9]-(150-[.L3]))^2" office:value-type="float" office:value="4.62250000000002" calcext:value-type="float">
            <text:p>4,62250000000002</text:p>
          </table:table-cell>
          <table:table-cell table:formula="of:=([.$D$9]-(150-[.M3]))^2" office:value-type="float" office:value="51.1225000000001" calcext:value-type="float">
            <text:p>51,1225000000001</text:p>
          </table:table-cell>
          <table:table-cell table:formula="of:=([.$D$9]-(150-[.N3]))^2" office:value-type="float" office:value="37.8225000000001" calcext:value-type="float">
            <text:p>37,8225000000001</text:p>
          </table:table-cell>
          <table:table-cell table:formula="of:=([.$D$9]-(150-[.O3]))^2" office:value-type="float" office:value="191.8225" calcext:value-type="float">
            <text:p>191,8225</text:p>
          </table:table-cell>
          <table:table-cell table:formula="of:=([.$D$9]-(150-[.P3]))^2" office:value-type="float" office:value="34.2224999999999" calcext:value-type="float">
            <text:p>34,2224999999999</text:p>
          </table:table-cell>
          <table:table-cell table:formula="of:=([.$D$9]-(150-[.Q3]))^2" office:value-type="float" office:value="37.8225000000001" calcext:value-type="float">
            <text:p>37,8225000000001</text:p>
          </table:table-cell>
          <table:table-cell table:formula="of:=([.$D$9]-(150-[.R3]))^2" office:value-type="float" office:value="0.0225000000000017" calcext:value-type="float">
            <text:p>0,022500000000002</text:p>
          </table:table-cell>
          <table:table-cell table:formula="of:=([.$D$9]-(150-[.S3]))^2" office:value-type="float" office:value="1.32250000000001" calcext:value-type="float">
            <text:p>1,32250000000001</text:p>
          </table:table-cell>
          <table:table-cell table:formula="of:=([.$D$9]-(150-[.T3]))^2" office:value-type="float" office:value="0.0225000000000017" calcext:value-type="float">
            <text:p>0,0225000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509" calcext:value-type="float">
            <text:p>509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169666666666667" calcext:value-type="float">
            <text:p>0,169666666666667</text:p>
          </table:table-cell>
          <table:table-cell table:formula="of:=[.A8]/[.B8]" office:value-type="float" office:value="25.45" calcext:value-type="float">
            <text:p>25,45</text:p>
          </table:table-cell>
          <table:table-cell table:formula="of:=SQRT(SUM([.A5:.X5])/[.B8])" office:value-type="float" office:value="5.88621270427768" calcext:value-type="float">
            <text:p>5,88621270427768</text:p>
          </table:table-cell>
          <table:table-cell table:formula="of:=[.E8]/150" office:value-type="float" office:value="0.0392414180285179" calcext:value-type="float">
            <text:p>0,03924141802851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27666666666667" calcext:value-type="float">
            <text:p>0,827666666666667</text:p>
          </table:table-cell>
          <table:table-cell table:formula="of:=[.C9]*150" office:value-type="float" office:value="124.15" calcext:value-type="float">
            <text:p>124,15</text:p>
          </table:table-cell>
          <table:table-cell table:formula="of:=SQRT(SUM([.A6:.X6])/[.B8])" office:value-type="float" office:value="5.89978813178914" calcext:value-type="float">
            <text:p>5,89978813178914</text:p>
          </table:table-cell>
          <table:table-cell table:formula="of:=[.E9]/150" office:value-type="float" office:value="0.0393319208785943" calcext:value-type="float">
            <text:p>0,03933192087859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266666666666667" calcext:value-type="float">
            <text:p>0,002666666666667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16" calcext:value-type="float">
            <text:p>0,16</text:p>
          </table:table-cell>
          <table:table-cell table:formula="of:=([.B3]-[.$D$8])^2" office:value-type="float" office:value="0.16" calcext:value-type="float">
            <text:p>0,16</text:p>
          </table:table-cell>
          <table:table-cell table:formula="of:=([.C3]-[.$D$8])^2" office:value-type="float" office:value="0.16" calcext:value-type="float">
            <text:p>0,16</text:p>
          </table:table-cell>
          <table:table-cell table:formula="of:=([.D3]-[.$D$8])^2" office:value-type="float" office:value="0.16" calcext:value-type="float">
            <text:p>0,16</text:p>
          </table:table-cell>
          <table:table-cell table:formula="of:=([.E3]-[.$D$8])^2" office:value-type="float" office:value="2.56" calcext:value-type="float">
            <text:p>2,56</text:p>
          </table:table-cell>
          <table:table-cell table:formula="of:=([.F3]-[.$D$8])^2" office:value-type="float" office:value="0.36" calcext:value-type="float">
            <text:p>0,36</text:p>
          </table:table-cell>
          <table:table-cell table:formula="of:=([.G3]-[.$D$8])^2" office:value-type="float" office:value="0.16" calcext:value-type="float">
            <text:p>0,16</text:p>
          </table:table-cell>
          <table:table-cell table:formula="of:=([.H3]-[.$D$8])^2" office:value-type="float" office:value="0.16" calcext:value-type="float">
            <text:p>0,16</text:p>
          </table:table-cell>
          <table:table-cell table:formula="of:=([.I3]-[.$D$8])^2" office:value-type="float" office:value="0.16" calcext:value-type="float">
            <text:p>0,16</text:p>
          </table:table-cell>
          <table:table-cell table:formula="of:=([.J3]-[.$D$8])^2" office:value-type="float" office:value="0.16" calcext:value-type="float">
            <text:p>0,16</text:p>
          </table:table-cell>
          <table:table-cell table:formula="of:=([.K3]-[.$D$8])^2" office:value-type="float" office:value="0.36" calcext:value-type="float">
            <text:p>0,36</text:p>
          </table:table-cell>
          <table:table-cell table:formula="of:=([.L3]-[.$D$8])^2" office:value-type="float" office:value="0.16" calcext:value-type="float">
            <text:p>0,16</text:p>
          </table:table-cell>
          <table:table-cell table:formula="of:=([.M3]-[.$D$8])^2" office:value-type="float" office:value="0.16" calcext:value-type="float">
            <text:p>0,16</text:p>
          </table:table-cell>
          <table:table-cell table:formula="of:=([.N3]-[.$D$8])^2" office:value-type="float" office:value="0.16" calcext:value-type="float">
            <text:p>0,16</text:p>
          </table:table-cell>
          <table:table-cell table:formula="of:=([.O3]-[.$D$8])^2" office:value-type="float" office:value="0.36" calcext:value-type="float">
            <text:p>0,36</text:p>
          </table:table-cell>
          <table:table-cell table:formula="of:=([.P3]-[.$D$8])^2" office:value-type="float" office:value="2.56" calcext:value-type="float">
            <text:p>2,56</text:p>
          </table:table-cell>
          <table:table-cell table:formula="of:=([.Q3]-[.$D$8])^2" office:value-type="float" office:value="0.36" calcext:value-type="float">
            <text:p>0,36</text:p>
          </table:table-cell>
          <table:table-cell table:formula="of:=([.R3]-[.$D$8])^2" office:value-type="float" office:value="0.16" calcext:value-type="float">
            <text:p>0,16</text:p>
          </table:table-cell>
          <table:table-cell table:formula="of:=([.S3]-[.$D$8])^2" office:value-type="float" office:value="0.16" calcext:value-type="float">
            <text:p>0,16</text:p>
          </table:table-cell>
          <table:table-cell table:formula="of:=([.T3]-[.$D$8])^2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8" calcext:value-type="float">
            <text:p>8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266666666666667" calcext:value-type="float">
            <text:p>0,002666666666667</text:p>
          </table:table-cell>
          <table:table-cell table:formula="of:=[.A8]/[.B8]" office:value-type="float" office:value="0.4" calcext:value-type="float">
            <text:p>0,4</text:p>
          </table:table-cell>
          <table:table-cell table:formula="of:=SQRT(SUM([.A5:.X5])/[.B8])" office:value-type="float" office:value="0.66332495807108" calcext:value-type="float">
            <text:p>0,66332495807108</text:p>
          </table:table-cell>
          <table:table-cell table:formula="of:=[.E8]/150" office:value-type="float" office:value="0.00442216638714053" calcext:value-type="float">
            <text:p>0,00442216638714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7333333333333" calcext:value-type="float">
            <text:p>0,997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40-6" office:value-type="float" office:value="34" calcext:value-type="float">
            <text:p>34</text:p>
          </table:table-cell>
          <table:table-cell table:formula="of:=8-3" office:value-type="float" office:value="5" calcext:value-type="float">
            <text:p>5</text:p>
          </table:table-cell>
          <table:table-cell table:formula="of:=9-3" office:value-type="float" office:value="6" calcext:value-type="float">
            <text:p>6</text:p>
          </table:table-cell>
          <table:table-cell table:formula="of:=6-5" office:value-type="float" office:value="1" calcext:value-type="float">
            <text:p>1</text:p>
          </table:table-cell>
          <table:table-cell table:formula="of:=8-8" office:value-type="float" office:value="0" calcext:value-type="float">
            <text:p>0</text:p>
          </table:table-cell>
          <table:table-cell table:formula="of:=8-6" office:value-type="float" office:value="2" calcext:value-type="float">
            <text:p>2</text:p>
          </table:table-cell>
          <table:table-cell table:formula="of:=8-1" office:value-type="float" office:value="7" calcext:value-type="float">
            <text:p>7</text:p>
          </table:table-cell>
          <table:table-cell table:formula="of:=9-7" office:value-type="float" office:value="2" calcext:value-type="float">
            <text:p>2</text:p>
          </table:table-cell>
          <table:table-cell table:formula="of:=8-4" office:value-type="float" office:value="4" calcext:value-type="float">
            <text:p>4</text:p>
          </table:table-cell>
          <table:table-cell table:formula="of:=5-2" office:value-type="float" office:value="3" calcext:value-type="float">
            <text:p>3</text:p>
          </table:table-cell>
          <table:table-cell table:formula="of:=10-2" office:value-type="float" office:value="8" calcext:value-type="float">
            <text:p>8</text:p>
          </table:table-cell>
          <table:table-cell table:formula="of:=12-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7-2" office:value-type="float" office:value="5" calcext:value-type="float">
            <text:p>5</text:p>
          </table:table-cell>
          <table:table-cell table:formula="of:=14-8" office:value-type="float" office:value="6" calcext:value-type="float">
            <text:p>6</text:p>
          </table:table-cell>
          <table:table-cell table:formula="of:=7-5" office:value-type="float" office:value="2" calcext:value-type="float">
            <text:p>2</text:p>
          </table:table-cell>
          <table:table-cell table:formula="of:=8-5" office:value-type="float" office:value="3" calcext:value-type="float">
            <text:p>3</text:p>
          </table:table-cell>
          <table:table-cell table:formula="of:=9-2" office:value-type="float" office:value="7" calcext:value-type="float">
            <text:p>7</text:p>
          </table:table-cell>
          <table:table-cell table:formula="of:=5-1" office:value-type="float" office:value="4" calcext:value-type="float">
            <text:p>4</text:p>
          </table:table-cell>
          <table:table-cell table:formula="of:=9-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803.7225" calcext:value-type="float">
            <text:p>803,7225</text:p>
          </table:table-cell>
          <table:table-cell table:formula="of:=([.B3]-[.$D$8])^2" office:value-type="float" office:value="0.422500000000001" calcext:value-type="float">
            <text:p>0,422500000000001</text:p>
          </table:table-cell>
          <table:table-cell table:formula="of:=([.C3]-[.$D$8])^2" office:value-type="float" office:value="0.1225" calcext:value-type="float">
            <text:p>0,1225</text:p>
          </table:table-cell>
          <table:table-cell table:formula="of:=([.D3]-[.$D$8])^2" office:value-type="float" office:value="21.6225" calcext:value-type="float">
            <text:p>21,6225</text:p>
          </table:table-cell>
          <table:table-cell table:formula="of:=([.E3]-[.$D$8])^2" office:value-type="float" office:value="31.9225" calcext:value-type="float">
            <text:p>31,9225</text:p>
          </table:table-cell>
          <table:table-cell table:formula="of:=([.F3]-[.$D$8])^2" office:value-type="float" office:value="13.3225" calcext:value-type="float">
            <text:p>13,3225</text:p>
          </table:table-cell>
          <table:table-cell table:formula="of:=([.G3]-[.$D$8])^2" office:value-type="float" office:value="1.8225" calcext:value-type="float">
            <text:p>1,8225</text:p>
          </table:table-cell>
          <table:table-cell table:formula="of:=([.H3]-[.$D$8])^2" office:value-type="float" office:value="13.3225" calcext:value-type="float">
            <text:p>13,3225</text:p>
          </table:table-cell>
          <table:table-cell table:formula="of:=([.I3]-[.$D$8])^2" office:value-type="float" office:value="2.7225" calcext:value-type="float">
            <text:p>2,7225</text:p>
          </table:table-cell>
          <table:table-cell table:formula="of:=([.J3]-[.$D$8])^2" office:value-type="float" office:value="7.0225" calcext:value-type="float">
            <text:p>7,0225</text:p>
          </table:table-cell>
          <table:table-cell table:formula="of:=([.K3]-[.$D$8])^2" office:value-type="float" office:value="5.5225" calcext:value-type="float">
            <text:p>5,5225</text:p>
          </table:table-cell>
          <table:table-cell table:formula="of:=([.L3]-[.$D$8])^2" office:value-type="float" office:value="5.5225" calcext:value-type="float">
            <text:p>5,5225</text:p>
          </table:table-cell>
          <table:table-cell table:formula="of:=([.M3]-[.$D$8])^2" office:value-type="float" office:value="21.6225" calcext:value-type="float">
            <text:p>21,6225</text:p>
          </table:table-cell>
          <table:table-cell table:formula="of:=([.N3]-[.$D$8])^2" office:value-type="float" office:value="0.422500000000001" calcext:value-type="float">
            <text:p>0,422500000000001</text:p>
          </table:table-cell>
          <table:table-cell table:formula="of:=([.O3]-[.$D$8])^2" office:value-type="float" office:value="0.1225" calcext:value-type="float">
            <text:p>0,1225</text:p>
          </table:table-cell>
          <table:table-cell table:formula="of:=([.P3]-[.$D$8])^2" office:value-type="float" office:value="13.3225" calcext:value-type="float">
            <text:p>13,3225</text:p>
          </table:table-cell>
          <table:table-cell table:formula="of:=([.Q3]-[.$D$8])^2" office:value-type="float" office:value="7.0225" calcext:value-type="float">
            <text:p>7,0225</text:p>
          </table:table-cell>
          <table:table-cell table:formula="of:=([.R3]-[.$D$8])^2" office:value-type="float" office:value="1.8225" calcext:value-type="float">
            <text:p>1,8225</text:p>
          </table:table-cell>
          <table:table-cell table:formula="of:=([.S3]-[.$D$8])^2" office:value-type="float" office:value="2.7225" calcext:value-type="float">
            <text:p>2,7225</text:p>
          </table:table-cell>
          <table:table-cell table:formula="of:=([.T3]-[.$D$8])^2" office:value-type="float" office:value="0.422500000000001" calcext:value-type="float">
            <text:p>0,42250000000000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13" calcext:value-type="float">
            <text:p>11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76666666666667" calcext:value-type="float">
            <text:p>0,037666666666667</text:p>
          </table:table-cell>
          <table:table-cell table:formula="of:=[.A8]/[.B8]" office:value-type="float" office:value="5.65" calcext:value-type="float">
            <text:p>5,65</text:p>
          </table:table-cell>
          <table:table-cell table:formula="of:=SQRT(SUM([.A5:.X5])/[.B8])" office:value-type="float" office:value="6.90850924585037" calcext:value-type="float">
            <text:p>6,90850924585037</text:p>
          </table:table-cell>
          <table:table-cell table:formula="of:=[.E8]/150" office:value-type="float" office:value="0.0460567283056691" calcext:value-type="float">
            <text:p>0,04605672830566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2333333333333" calcext:value-type="float">
            <text:p>0,962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8+2" office:value-type="float" office:value="10" calcext:value-type="float">
            <text:p>10</text:p>
          </table:table-cell>
          <table:table-cell table:formula="of:=6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8+1" office:value-type="float" office:value="9" calcext:value-type="float">
            <text:p>9</text:p>
          </table:table-cell>
          <table:table-cell table:formula="of:=5+2" office:value-type="float" office:value="7" calcext:value-type="float">
            <text:p>7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.89" calcext:value-type="float">
            <text:p>2,89</text:p>
          </table:table-cell>
          <table:table-cell table:formula="of:=([.B3]-[.$D$8])^2" office:value-type="float" office:value="1.69" calcext:value-type="float">
            <text:p>1,69</text:p>
          </table:table-cell>
          <table:table-cell table:formula="of:=([.C3]-[.$D$8])^2" office:value-type="float" office:value="1.69" calcext:value-type="float">
            <text:p>1,69</text:p>
          </table:table-cell>
          <table:table-cell table:formula="of:=([.D3]-[.$D$8])^2" office:value-type="float" office:value="0.49" calcext:value-type="float">
            <text:p>0,49</text:p>
          </table:table-cell>
          <table:table-cell table:formula="of:=([.E3]-[.$D$8])^2" office:value-type="float" office:value="32.49" calcext:value-type="float">
            <text:p>32,49</text:p>
          </table:table-cell>
          <table:table-cell table:formula="of:=([.F3]-[.$D$8])^2" office:value-type="float" office:value="7.29" calcext:value-type="float">
            <text:p>7,29</text:p>
          </table:table-cell>
          <table:table-cell table:formula="of:=([.G3]-[.$D$8])^2" office:value-type="float" office:value="10.89" calcext:value-type="float">
            <text:p>10,89</text:p>
          </table:table-cell>
          <table:table-cell table:formula="of:=([.H3]-[.$D$8])^2" office:value-type="float" office:value="7.29" calcext:value-type="float">
            <text:p>7,29</text:p>
          </table:table-cell>
          <table:table-cell table:formula="of:=([.I3]-[.$D$8])^2" office:value-type="float" office:value="0.0899999999999999" calcext:value-type="float">
            <text:p>0,09</text:p>
          </table:table-cell>
          <table:table-cell table:formula="of:=([.J3]-[.$D$8])^2" office:value-type="float" office:value="5.29" calcext:value-type="float">
            <text:p>5,29</text:p>
          </table:table-cell>
          <table:table-cell table:formula="of:=([.K3]-[.$D$8])^2" office:value-type="float" office:value="1.69" calcext:value-type="float">
            <text:p>1,69</text:p>
          </table:table-cell>
          <table:table-cell table:formula="of:=([.L3]-[.$D$8])^2" office:value-type="float" office:value="0.0899999999999999" calcext:value-type="float">
            <text:p>0,09</text:p>
          </table:table-cell>
          <table:table-cell table:formula="of:=([.M3]-[.$D$8])^2" office:value-type="float" office:value="18.49" calcext:value-type="float">
            <text:p>18,49</text:p>
          </table:table-cell>
          <table:table-cell table:formula="of:=([.N3]-[.$D$8])^2" office:value-type="float" office:value="5.29" calcext:value-type="float">
            <text:p>5,29</text:p>
          </table:table-cell>
          <table:table-cell table:formula="of:=([.O3]-[.$D$8])^2" office:value-type="float" office:value="22.09" calcext:value-type="float">
            <text:p>22,09</text:p>
          </table:table-cell>
          <table:table-cell table:formula="of:=([.P3]-[.$D$8])^2" office:value-type="float" office:value="7.29" calcext:value-type="float">
            <text:p>7,29</text:p>
          </table:table-cell>
          <table:table-cell table:formula="of:=([.Q3]-[.$D$8])^2" office:value-type="float" office:value="2.89" calcext:value-type="float">
            <text:p>2,89</text:p>
          </table:table-cell>
          <table:table-cell table:formula="of:=([.R3]-[.$D$8])^2" office:value-type="float" office:value="5.29" calcext:value-type="float">
            <text:p>5,29</text:p>
          </table:table-cell>
          <table:table-cell table:formula="of:=([.S3]-[.$D$8])^2" office:value-type="float" office:value="10.89" calcext:value-type="float">
            <text:p>10,89</text:p>
          </table:table-cell>
          <table:table-cell table:formula="of:=([.T3]-[.$D$8])^2" office:value-type="float" office:value="0.0899999999999999" calcext:value-type="float">
            <text:p>0,0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86" calcext:value-type="float">
            <text:p>86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286666666666667" calcext:value-type="float">
            <text:p>0,028666666666667</text:p>
          </table:table-cell>
          <table:table-cell table:formula="of:=[.A8]/[.B8]" office:value-type="float" office:value="4.3" calcext:value-type="float">
            <text:p>4,3</text:p>
          </table:table-cell>
          <table:table-cell table:formula="of:=SQRT(SUM([.A5:.X5])/[.B8])" office:value-type="float" office:value="2.68514431641951" calcext:value-type="float">
            <text:p>2,68514431641951</text:p>
          </table:table-cell>
          <table:table-cell table:formula="of:=[.E8]/150" office:value-type="float" office:value="0.0179009621094634" calcext:value-type="float">
            <text:p>0,01790096210946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71333333333333" calcext:value-type="float">
            <text:p>0,971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6+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7+1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5+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34+11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587719298245614" calcext:value-type="float">
            <text:p>0,587719298245614</text:p>
          </table:table-cell>
          <table:table-cell table:formula="of:=AVERAGE([.C6];[.C16];[.C26];[.C36])/(AVERAGE([.$G$3];[.$G$13];[.$G$23];[.$G$33]))" office:value-type="float" office:value="0.271929824561403" calcext:value-type="float">
            <text:p>0,271929824561403</text:p>
          </table:table-cell>
          <table:table-cell table:formula="of:=AVERAGE([.D6];[.D16];[.D26];[.D36])/(AVERAGE([.$G$3];[.$G$13];[.$G$23];[.$G$33]))" office:value-type="float" office:value="0.140350877192982" calcext:value-type="float">
            <text:p>0,140350877192982</text:p>
          </table:table-cell>
          <table:table-cell table:formula="of:=AVERAGE([.E6];[.E16];[.E26];[.E36])/(AVERAGE([.$G$3];[.$G$13];[.$G$23];[.$G$33]))" office:value-type="float" office:value="0.0087719298245614" calcext:value-type="float">
            <text:p>0,008771929824561</text:p>
          </table:table-cell>
          <table:table-cell table:formula="of:=AVERAGE([.F6];[.F16];[.F26];[.F36])/(AVERAGE([.$G$3];[.$G$13];[.$G$23];[.$G$33]))" office:value-type="float" office:value="0.859649122807017" calcext:value-type="float">
            <text:p>0,859649122807017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375044882919859" calcext:value-type="float">
            <text:p>0,375044882919859</text:p>
          </table:table-cell>
          <table:table-cell table:formula="of:=STDEV([.C6];[.C16];[.C26];[.C36])/(AVERAGE([.$G$3];[.$G$13];[.$G$23];[.$G$33]))" office:value-type="float" office:value="0.100781800816457" calcext:value-type="float">
            <text:p>0,100781800816457</text:p>
          </table:table-cell>
          <table:table-cell table:formula="of:=STDEV([.D6];[.D16];[.D26];[.D36])/(AVERAGE([.$G$3];[.$G$13];[.$G$23];[.$G$33]))" office:value-type="float" office:value="0.164575991572752" calcext:value-type="float">
            <text:p>0,164575991572752</text:p>
          </table:table-cell>
          <table:table-cell table:formula="of:=STDEV([.E6];[.E16];[.E26];[.E36])/(AVERAGE([.$G$3];[.$G$13];[.$G$23];[.$G$33]))" office:value-type="float" office:value="0.0175438596491228" calcext:value-type="float">
            <text:p>0,017543859649123</text:p>
          </table:table-cell>
          <table:table-cell table:formula="of:=STDEV([.F6];[.F16];[.F26];[.F36])/(AVERAGE([.$G$3];[.$G$13];[.$G$23];[.$G$33]))" office:value-type="float" office:value="0.479817344953591" calcext:value-type="float">
            <text:p>0,47981734495359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801571709233792" calcext:value-type="float">
            <text:p>0,801571709233792</text:p>
          </table:table-cell>
          <table:table-cell table:formula="of:=AVERAGE([.C10];[.C20];[.C30];[.C40])/(AVERAGE([.$I$3];[.$I$13];[.$I$23];[.$I$33]))" office:value-type="float" office:value="0.198428290766208" calcext:value-type="float">
            <text:p>0,198428290766208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648330058939096" calcext:value-type="float">
            <text:p>0,06483300589391</text:p>
          </table:table-cell>
          <table:table-cell table:formula="of:=AVERAGE([.F10];[.F20];[.F30];[.F40])/(AVERAGE([.$I$3];[.$I$13];[.$I$23];[.$I$33]))" office:value-type="float" office:value="0.161100196463654" calcext:value-type="float">
            <text:p>0,161100196463654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0723100130548383" calcext:value-type="float">
            <text:p>0,072310013054838</text:p>
          </table:table-cell>
          <table:table-cell table:formula="of:=STDEV([.C10];[.C20];[.C30];[.C40])/(AVERAGE([.$I$3];[.$I$13];[.$I$23];[.$I$33]))" office:value-type="float" office:value="0.0450868748606641" calcext:value-type="float">
            <text:p>0,045086874860664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119245508098181" calcext:value-type="float">
            <text:p>0,119245508098181</text:p>
          </table:table-cell>
          <table:table-cell table:formula="of:=STDEV([.F10];[.F20];[.F30];[.F40])/(AVERAGE([.$I$3];[.$I$13];[.$I$23];[.$I$33]))" office:value-type="float" office:value="0.131576878636536" calcext:value-type="float">
            <text:p>0,131576878636536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555555555555556" calcext:value-type="float">
            <text:p>0,555555555555556</text:p>
          </table:table-cell>
          <table:table-cell table:formula="of:=AVERAGE([.C6];[.C16];[.C26])/(AVERAGE([.$G$3];[.$G$13];[.$G$23]))" office:value-type="float" office:value="0.365079365079365" calcext:value-type="float">
            <text:p>0,365079365079365</text:p>
          </table:table-cell>
          <table:table-cell table:formula="of:=AVERAGE([.D6];[.D16];[.D26])/(AVERAGE([.$G$3];[.$G$13];[.$G$23]))" office:value-type="float" office:value="0.0793650793650794" calcext:value-type="float">
            <text:p>0,079365079365079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841269841269841" calcext:value-type="float">
            <text:p>0,841269841269841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192450089729875" calcext:value-type="float">
            <text:p>0,192450089729875</text:p>
          </table:table-cell>
          <table:table-cell table:formula="of:=STDEV([.C6];[.C16];[.C26])/(AVERAGE([.$G$3];[.$G$13];[.$G$23]))" office:value-type="float" office:value="0.167232599251631" calcext:value-type="float">
            <text:p>0,167232599251631</text:p>
          </table:table-cell>
          <table:table-cell table:formula="of:=STDEV([.D6];[.D16];[.D26])/(AVERAGE([.$G$3];[.$G$13];[.$G$23]))" office:value-type="float" office:value="0.0274928699614107" calcext:value-type="float">
            <text:p>0,027492869961411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274928699614107" calcext:value-type="float">
            <text:p>0,02749286996141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793532338308458" calcext:value-type="float">
            <text:p>0,793532338308458</text:p>
          </table:table-cell>
          <table:table-cell table:formula="of:=AVERAGE([.C10];[.C20];[.C30])/(AVERAGE([.$I$3];[.$I$13];[.$I$23]))" office:value-type="float" office:value="0.206467661691542" calcext:value-type="float">
            <text:p>0,206467661691542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0497512437810945" calcext:value-type="float">
            <text:p>0,004975124378109</text:p>
          </table:table-cell>
          <table:table-cell table:formula="of:=AVERAGE([.F10];[.F20];[.F30])/(AVERAGE([.$I$3];[.$I$13];[.$I$23]))" office:value-type="float" office:value="0.203980099502488" calcext:value-type="float">
            <text:p>0,203980099502488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282532753522402" calcext:value-type="float">
            <text:p>0,02825327535224</text:p>
          </table:table-cell>
          <table:table-cell table:formula="of:=STDEV([.C10];[.C20];[.C30])/(AVERAGE([.$I$3];[.$I$13];[.$I$23]))" office:value-type="float" office:value="0.0282532753522402" calcext:value-type="float">
            <text:p>0,02825327535224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0430858409843004" calcext:value-type="float">
            <text:p>0,00430858409843</text:p>
          </table:table-cell>
          <table:table-cell table:formula="of:=STDEV([.F10];[.F20];[.F30])/(AVERAGE([.$I$3];[.$I$13];[.$I$23]))" office:value-type="float" office:value="0.0884047544473476" calcext:value-type="float">
            <text:p>0,0884047544473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22:17:48.0107607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22:47:58.351459823</dc:date>
    <meta:editing-duration>PT11H8M8S</meta:editing-duration>
    <meta:editing-cycles>195</meta:editing-cycles>
    <meta:document-statistic meta:table-count="5" meta:cell-count="943" meta:object-count="0"/>
  </office:meta>
</office:document-meta>
</file>